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1" style:family="paragraph">
      <style:paragraph-properties fo:text-align="justify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TEMA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">Máscaras</text:p>
              </text:list-item>
            </text:list>
            <text:p text:style-name="P2"><text:tab/><text:tab/>Predeterminadas</text:p>
            <text:p text:style-name="P2"><text:tab/><text:tab/>Con nombre</text:p>
            <text:list text:continue-numbering="true" text:style-name="L2">
              <text:list-item>
                <text:p text:style-name="P2">Hojas de estilo en cascada (Css)</text:p>
              </text:list-item>
              <text:list-item>
                <text:p text:style-name="P2">Imágenes</text:p>
              </text:list-item>
              <text:list-item>
                <text:p text:style-name="P2">Otros recursos</text:p>
              </text:list-item>
            </text:list>
            <text:p text:style-name="P2"><text:tab/><text:tab/>Script</text:p>
            <text:p text:style-name="P2"><text:tab/><text:tab/>Archivos de sonido, 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AMBITO DE LOS TEM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Temas de página</text:p>
                <text:list>
                  <text:list-item>
                    <text:list>
                      <text:list-header>
                        <text:p>Se puede aplicar a:</text:p>
                      </text:list-header>
                      <text:list-item>
                        <text:p>Páginas individuales </text:p>
                        <text:list>
                          <text:list-item>
                            <text:list>
                              <text:list-item>
                                <text:p>Atributo Theme o StyleSheetTheme de la directiva @Page</text:p>
                                <text:p>(Ejemplo pag. 6)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A todas las páginas de una aplicación</text:p>
                        <text:list>
                          <text:list-item>
                            <text:list>
                              <text:list-item>
                                <text:p>Configurando el elemento pages en el archivo de configuración de la aplicación.</text:p>
                                <text:p>(Ejemplo pag 5)</text:p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MywebSite</text:p>
                <text:list>
                  <text:list-header>
                    <text:p>App_Themes</text:p>
                    <text:list>
                      <text:list-header>
                        <text:p>BlueTheme</text:p>
                        <text:list>
                          <text:list-header>
                            <text:p>Controls.skin</text:p>
                            <text:p>BlueTheme.css</text:p>
                            <text:p/>
                          </text:list-header>
                        </text:list>
                        <text:p>PinkTheme</text:p>
                        <text:list>
                          <text:list-header>
                            <text:p>Controls.skin</text:p>
                            <text:p>BlueTheme.css</text:p>
                            <text:p/>
                          </text:list-header>
                        </text:list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Temas globales</text:p>
                <text:p>Es un tema que se puede aplicar a todos los sitios web en un servidor.</text:p>
                <text:p>Se almacenan en una carpeta denominada Themes que es global al servidor web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PRIORIDAD EN LA CONFIGURACIÓN DE TEM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Si se establece la propiedad Theme de la página:</text:p>
                <text:list>
                  <text:list-header>
                    <text:p>1º Configuración del tema</text:p>
                    <text:p>2º Configuración de la página local</text:p>
                    <text:p/>
                  </text:list-header>
                </text:list>
                <text:p>Si se establece la propiedad StyleSheetTheme de la página:</text:p>
                <text:list>
                  <text:list-header>
                    <text:p>1º Configuración de la página local</text:p>
                    <text:p>2º Configuración del tema</text:p>
                  </text:list-header>
                </text:list>
              </text:list-header>
            </text:list>
            <text:list text:style-name="L4">
              <text:list-item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12:37:26.956000000</meta:creation-date>
    <dc:date>2017-01-12T13:02:05.658000000</dc:date>
    <meta:editing-duration>PT9M28S</meta:editing-duration>
    <meta:editing-cycles>1</meta:editing-cycles>
    <meta:document-statistic meta:object-count="45"/>
    <meta:generator>LibreOffice/4.4.6.3$Windows_x86 LibreOffice_project/e8938fd3328e95dcf59dd64e7facd2c7d67c704d</meta:generator>
  </office:meta>
</office:document-meta>
</file>